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6633" draw:textarea-horizontal-align="justify" draw:textarea-vertical-align="top" draw:auto-grow-height="false" fo:min-height="19.34cm" fo:min-width="23.122cm"/>
    </style:style>
    <style:style style:name="gr2" style:family="graphic" style:parent-style-name="standard">
      <style:graphic-properties draw:fill-color="#00331a" draw:textarea-horizontal-align="justify" draw:textarea-vertical-align="top" draw:auto-grow-height="false" fo:min-height="7.982cm" fo:min-width="9.378cm"/>
    </style:style>
    <style:style style:name="gr3" style:family="graphic" style:parent-style-name="standard">
      <style:graphic-properties draw:fill-color="#00cc33" draw:textarea-horizontal-align="justify" draw:textarea-vertical-align="top" draw:auto-grow-height="false" fo:min-height="12.196cm" fo:min-width="3.5cm"/>
    </style:style>
    <style:style style:name="gr4" style:family="graphic" style:parent-style-name="standard">
      <style:graphic-properties draw:fill-color="#33ff99" draw:textarea-horizontal-align="justify" draw:textarea-vertical-align="top" draw:auto-grow-height="false" fo:min-height="8.313cm" fo:min-width="2.802cm" fo:wrap-option="wrap"/>
    </style:style>
    <style:style style:name="gr5" style:family="graphic" style:parent-style-name="standard">
      <style:graphic-properties draw:fill-color="#009999" draw:textarea-horizontal-align="justify" draw:textarea-vertical-align="top" draw:auto-grow-height="false" fo:min-height="6.925cm" fo:min-width="5.733cm"/>
    </style:style>
    <style:style style:name="gr6" style:family="graphic" style:parent-style-name="standard">
      <style:graphic-properties draw:fill-color="#00cccc" draw:textarea-horizontal-align="justify" draw:textarea-vertical-align="middle" draw:auto-grow-height="false" fo:min-height="2.29cm" fo:min-width="1.913cm" fo:wrap-option="wrap"/>
    </style:style>
    <style:style style:name="gr7" style:family="graphic" style:parent-style-name="standard">
      <style:graphic-properties draw:fill-color="#00cccc" draw:textarea-horizontal-align="justify" draw:textarea-vertical-align="top" draw:auto-grow-height="false" fo:min-height="2.29cm" fo:min-width="2.294cm" fo:wrap-option="wrap"/>
    </style:style>
    <style:style style:name="gr8" style:family="graphic" style:parent-style-name="standard">
      <style:graphic-properties draw:fill-color="#00cccc" draw:textarea-horizontal-align="justify" draw:textarea-vertical-align="middle" draw:auto-grow-height="false" fo:min-height="1.274cm" fo:min-width="2.421cm" fo:wrap-option="wrap"/>
    </style:style>
    <style:style style:name="gr9" style:family="graphic" style:parent-style-name="standard">
      <style:graphic-properties draw:fill-color="#3399ff" draw:textarea-horizontal-align="justify" draw:textarea-vertical-align="middle" draw:auto-grow-height="false" fo:min-height="0.576cm" fo:min-width="0.39cm"/>
    </style:style>
    <style:style style:name="gr10" style:family="graphic" style:parent-style-name="standard">
      <style:graphic-properties draw:fill-color="#00cccc" draw:textarea-horizontal-align="justify" draw:textarea-vertical-align="top" draw:auto-grow-height="false" fo:min-height="3.814cm" fo:min-width="1.913cm" fo:wrap-option="wrap"/>
    </style:style>
    <style:style style:name="gr11" style:family="graphic" style:parent-style-name="standard">
      <style:graphic-properties draw:fill-color="#009900" draw:textarea-horizontal-align="justify" draw:textarea-vertical-align="top" draw:auto-grow-height="false" fo:min-height="0.932cm" fo:min-width="4.707cm" fo:wrap-option="wrap"/>
    </style:style>
    <style:style style:name="gr12" style:family="graphic" style:parent-style-name="standard">
      <style:graphic-properties draw:fill-color="#00cccc" draw:textarea-horizontal-align="justify" draw:textarea-vertical-align="top" draw:auto-grow-height="false" fo:min-height="4.322cm" fo:min-width="8.263cm" fo:wrap-option="wrap"/>
    </style:style>
    <style:style style:name="gr13" style:family="graphic" style:parent-style-name="standard">
      <style:graphic-properties draw:fill-color="#33ff99" draw:textarea-horizontal-align="justify" draw:textarea-vertical-align="top" draw:auto-grow-height="false" fo:min-height="3.053cm" fo:min-width="7.755cm" fo:wrap-option="wrap"/>
    </style:style>
    <style:style style:name="gr14" style:family="graphic" style:parent-style-name="standard">
      <style:graphic-properties draw:fill-color="#006600" draw:textarea-horizontal-align="justify" draw:textarea-vertical-align="top" draw:auto-grow-height="false" fo:min-height="1.655cm" fo:min-width="1.532cm" fo:wrap-option="wrap"/>
    </style:style>
    <style:style style:name="gr15" style:family="graphic" style:parent-style-name="standard">
      <style:graphic-properties draw:fill-color="#006600" draw:textarea-horizontal-align="justify" draw:textarea-vertical-align="top" draw:auto-grow-height="false" fo:min-height="1.655cm" fo:min-width="1.659cm" fo:wrap-option="wrap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1.109cm" fo:min-width="1.287cm"/>
    </style:style>
    <style:style style:name="gr17" style:family="graphic" style:parent-style-name="standard">
      <style:graphic-properties draw:stroke="dash" draw:stroke-dash="Fine_20_Dashed" draw:fill-color="#009999" draw:textarea-horizontal-align="justify" draw:textarea-vertical-align="top" draw:auto-grow-height="false" fo:min-height="2.398cm" fo:min-width="1.913cm" fo:wrap-option="wrap"/>
    </style:style>
    <style:style style:name="gr18" style:family="graphic" style:parent-style-name="standard">
      <style:graphic-properties draw:fill-color="#00cc33" draw:textarea-horizontal-align="justify" draw:textarea-vertical-align="top" draw:auto-grow-height="false" fo:min-height="0.893cm" fo:min-width="1.659cm" fo:wrap-option="wrap"/>
    </style:style>
    <style:style style:name="gr19" style:family="graphic" style:parent-style-name="standard">
      <style:graphic-properties draw:fill-color="#00cc33" draw:textarea-horizontal-align="justify" draw:textarea-vertical-align="top" draw:auto-grow-height="false" fo:min-height="1.285cm" fo:min-width="1.659cm" fo:wrap-option="wrap"/>
    </style:style>
    <style:style style:name="gr20" style:family="graphic" style:parent-style-name="standard">
      <style:graphic-properties draw:fill-color="#009900" draw:textarea-horizontal-align="justify" draw:textarea-vertical-align="top" draw:auto-grow-height="false" fo:min-height="2.925cm" fo:min-width="19.962cm"/>
    </style:style>
    <style:style style:name="gr21" style:family="graphic" style:parent-style-name="standard">
      <style:graphic-properties draw:stroke="dash" draw:stroke-dash="Fine_20_Dashed" draw:fill-color="#66ff00" draw:textarea-horizontal-align="justify" draw:textarea-vertical-align="middle" draw:auto-grow-height="false" fo:min-height="0.512cm" fo:min-width="3.818cm" fo:wrap-option="wrap"/>
    </style:style>
    <style:style style:name="gr22" style:family="graphic" style:parent-style-name="standard">
      <style:graphic-properties draw:fill-color="#66ff66" draw:textarea-horizontal-align="justify" draw:textarea-vertical-align="middle" draw:auto-grow-height="false" fo:min-height="0.385cm" fo:min-width="3.818cm" fo:wrap-option="wrap"/>
    </style:style>
    <style:style style:name="gr23" style:family="graphic" style:parent-style-name="standard">
      <style:graphic-properties draw:fill-color="#66ff66" draw:textarea-horizontal-align="justify" draw:textarea-vertical-align="middle" draw:auto-grow-height="false" fo:min-height="0.512cm" fo:min-width="3.818cm" fo:wrap-option="wrap"/>
    </style:style>
    <style:style style:name="gr24" style:family="graphic" style:parent-style-name="standard">
      <style:graphic-properties draw:stroke="dash" draw:stroke-dash="Fine_20_Dashed" draw:fill-color="#00cccc" draw:textarea-horizontal-align="justify" draw:textarea-vertical-align="middle" draw:auto-grow-height="false" fo:min-height="0.766cm" fo:min-width="3.818cm" fo:wrap-option="wrap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stroke="dash" draw:stroke-dash="Fine_20_Dashed" draw:fill-color="#99ff99" draw:textarea-horizontal-align="justify" draw:textarea-vertical-align="middle" draw:auto-grow-height="false" fo:min-height="0.512cm" fo:min-width="3.818cm" fo:wrap-option="wrap"/>
    </style:style>
    <style:style style:name="gr27" style:family="graphic" style:parent-style-name="standard">
      <style:graphic-properties draw:stroke="dash" draw:stroke-dash="Fine_20_Dashed" draw:fill-color="#99ff99" draw:textarea-horizontal-align="justify" draw:textarea-vertical-align="middle" draw:auto-grow-height="false" fo:min-height="0.385cm" fo:min-width="3.818cm" fo:wrap-option="wrap"/>
    </style:style>
    <style:style style:name="gr28" style:family="graphic" style:parent-style-name="standard">
      <style:graphic-properties draw:fill-color="#0066cc" draw:textarea-horizontal-align="justify" draw:textarea-vertical-align="top" draw:auto-grow-height="false" fo:min-height="1.75cm" fo:min-width="9.261cm"/>
    </style:style>
    <style:style style:name="gr29" style:family="graphic" style:parent-style-name="standard">
      <style:graphic-properties draw:fill-color="#66ccff" draw:textarea-horizontal-align="justify" draw:textarea-vertical-align="middle" draw:auto-grow-height="false" fo:min-height="0.512cm" fo:min-width="3.818cm" fo:wrap-option="wrap"/>
    </style:style>
    <style:style style:name="gr30" style:family="graphic" style:parent-style-name="standard">
      <style:graphic-properties draw:stroke="dash" draw:stroke-dash="Fine_20_Dashed" draw:fill-color="#66ccff" draw:textarea-horizontal-align="justify" draw:textarea-vertical-align="middle" draw:auto-grow-height="false" fo:min-height="0.512cm" fo:min-width="3.818cm" fo:wrap-option="wrap"/>
    </style:style>
    <style:style style:name="gr31" style:family="graphic" style:parent-style-name="objectwithoutfill">
      <style:graphic-properties draw:stroke="dash" draw:stroke-dash="Ultrafine_20_Dashed" draw:marker-start="Diamond" draw:marker-start-width="0.3cm" draw:marker-end="Diamond" draw:marker-end-width="0.3cm" draw:fill="none" draw:textarea-vertical-align="middle"/>
    </style:style>
    <style:style style:name="gr32" style:family="graphic" style:parent-style-name="standard">
      <style:graphic-properties draw:fill-color="#0000cc" draw:textarea-horizontal-align="justify" draw:textarea-vertical-align="top" draw:auto-grow-height="false" fo:min-height="0.926cm" fo:min-width="19.492cm"/>
    </style:style>
    <style:style style:name="gr33" style:family="graphic" style:parent-style-name="standard">
      <style:graphic-properties draw:fill-color="#336633" draw:textarea-horizontal-align="justify" draw:textarea-vertical-align="top" draw:auto-grow-height="false" fo:min-height="18.451cm" fo:min-width="23.662cm"/>
    </style:style>
    <style:style style:name="gr34" style:family="graphic" style:parent-style-name="standard">
      <style:graphic-properties draw:fill-color="#003300" draw:textarea-horizontal-align="justify" draw:textarea-vertical-align="top" draw:auto-grow-height="false" fo:min-height="7.159cm" fo:min-width="17.925cm"/>
    </style:style>
    <style:style style:name="gr35" style:family="graphic" style:parent-style-name="standard">
      <style:graphic-properties draw:fill-color="#00331a" draw:textarea-horizontal-align="justify" draw:textarea-vertical-align="middle" draw:auto-grow-height="false" fo:min-height="11.04cm" fo:min-width="1.971cm"/>
    </style:style>
    <style:style style:name="gr36" style:family="graphic" style:parent-style-name="standard">
      <style:graphic-properties draw:fill-color="#00cc00" draw:textarea-horizontal-align="justify" draw:textarea-vertical-align="top" draw:auto-grow-height="false" fo:min-height="3.756cm" fo:min-width="17.963cm"/>
    </style:style>
    <style:style style:name="gr37" style:family="graphic" style:parent-style-name="standard">
      <style:graphic-properties draw:fill-color="#009933" draw:textarea-horizontal-align="justify" draw:textarea-vertical-align="top" draw:auto-grow-height="false" fo:min-height="2.185cm" fo:min-width="17.023cm"/>
    </style:style>
    <style:style style:name="gr38" style:family="graphic" style:parent-style-name="standard">
      <style:graphic-properties draw:fill-color="#3399ff" draw:textarea-horizontal-align="justify" draw:textarea-vertical-align="top" draw:auto-grow-height="false" fo:min-height="1.045cm" fo:min-width="20.315cm"/>
    </style:style>
    <style:style style:name="gr39" style:family="graphic" style:parent-style-name="standard">
      <style:graphic-properties draw:fill-color="#cc0000" draw:textarea-horizontal-align="justify" draw:textarea-vertical-align="top" draw:auto-grow-height="false" fo:min-height="0.97cm" fo:min-width="20.315cm"/>
    </style:style>
    <style:style style:name="gr40" style:family="graphic" style:parent-style-name="standard">
      <style:graphic-properties draw:fill-color="#990000" draw:textarea-horizontal-align="justify" draw:textarea-vertical-align="top" draw:auto-grow-height="false" fo:min-height="0.809cm" fo:min-width="20.315cm"/>
    </style:style>
    <style:style style:name="gr41" style:family="graphic" style:parent-style-name="standard">
      <style:graphic-properties svg:stroke-linecap="round" draw:fill-color="#00cccc" draw:textarea-horizontal-align="justify" draw:textarea-vertical-align="middle" draw:auto-grow-height="false" fo:min-height="0.887cm" fo:min-width="1.617cm" fo:wrap-option="wrap"/>
    </style:style>
    <style:style style:name="gr42" style:family="graphic" style:parent-style-name="standard">
      <style:graphic-properties svg:stroke-linecap="round" draw:fill-color="#00cccc" draw:textarea-horizontal-align="justify" draw:textarea-vertical-align="middle" draw:auto-grow-height="false" fo:min-height="0.639cm" fo:min-width="2.079cm" fo:wrap-option="wrap"/>
    </style:style>
    <style:style style:name="gr43" style:family="graphic" style:parent-style-name="standard">
      <style:graphic-properties svg:stroke-linecap="round" draw:fill-color="#00cccc" draw:textarea-horizontal-align="justify" draw:textarea-vertical-align="middle" draw:auto-grow-height="false" fo:min-height="0.639cm" fo:min-width="2.29cm" fo:wrap-option="wrap"/>
    </style:style>
    <style:style style:name="gr44" style:family="graphic" style:parent-style-name="standard">
      <style:graphic-properties svg:stroke-linecap="round" draw:fill-color="#007826" draw:textarea-horizontal-align="justify" draw:textarea-vertical-align="top" draw:auto-grow-height="false" fo:min-height="3.755cm" fo:min-width="2.435cm" fo:wrap-option="wrap"/>
    </style:style>
    <style:style style:name="gr45" style:family="graphic" style:parent-style-name="standard">
      <style:graphic-properties svg:stroke-linecap="round" draw:fill-color="#00cccc" draw:textarea-horizontal-align="justify" draw:textarea-vertical-align="top" draw:auto-grow-height="false" fo:min-height="0.886cm" fo:min-width="2.113cm" fo:wrap-option="wrap"/>
    </style:style>
    <style:style style:name="gr46" style:family="graphic" style:parent-style-name="standard">
      <style:graphic-properties svg:stroke-linecap="round" draw:fill-color="#00cccc" draw:textarea-horizontal-align="justify" draw:textarea-vertical-align="top" draw:auto-grow-height="false" fo:min-height="1.61cm" fo:min-width="2.04cm" fo:wrap-option="wrap"/>
    </style:style>
    <style:style style:name="gr47" style:family="graphic" style:parent-style-name="standard">
      <style:graphic-properties svg:stroke-linecap="round" draw:fill-color="#009900" draw:textarea-horizontal-align="justify" draw:textarea-vertical-align="top" draw:auto-grow-height="false" fo:min-height="0.61cm" fo:min-width="1.686cm" fo:wrap-option="wrap"/>
    </style:style>
    <style:style style:name="gr48" style:family="graphic" style:parent-style-name="standard">
      <style:graphic-properties svg:stroke-linecap="round" draw:fill-color="#00cccc" draw:textarea-horizontal-align="justify" draw:textarea-vertical-align="top" draw:auto-grow-height="false" fo:min-height="1.075cm" fo:min-width="6.022cm" fo:wrap-option="wrap"/>
    </style:style>
    <style:style style:name="gr49" style:family="graphic" style:parent-style-name="standard">
      <style:graphic-properties svg:stroke-linecap="round" draw:fill-color="#33ff99" draw:textarea-horizontal-align="justify" draw:textarea-vertical-align="top" draw:auto-grow-height="false" fo:min-height="0.444cm" fo:min-width="5.644cm" fo:wrap-option="wrap"/>
    </style:style>
    <style:style style:name="gr50" style:family="graphic" style:parent-style-name="standard">
      <style:graphic-properties draw:stroke="dash" draw:stroke-dash="Fine_20_Dashed" svg:stroke-linecap="round" draw:fill-color="#009999" draw:textarea-horizontal-align="justify" draw:textarea-vertical-align="top" draw:auto-grow-height="false" fo:min-height="0.936cm" fo:min-width="1.296cm" fo:wrap-option="wrap"/>
    </style:style>
    <style:style style:name="gr51" style:family="graphic" style:parent-style-name="standard">
      <style:graphic-properties svg:stroke-linecap="round" draw:fill-color="#00cc33" draw:textarea-horizontal-align="justify" draw:textarea-vertical-align="top" draw:auto-grow-height="false" fo:min-height="0.227cm" fo:min-width="1.659cm" fo:wrap-option="wrap"/>
    </style:style>
    <style:style style:name="gr52" style:family="graphic" style:parent-style-name="standard">
      <style:graphic-properties svg:stroke-linecap="round" draw:fill-color="#00cc33" draw:textarea-horizontal-align="justify" draw:textarea-vertical-align="top" draw:auto-grow-height="false" fo:min-height="0.41cm" fo:min-width="1.107cm" fo:wrap-option="wrap"/>
    </style:style>
    <style:style style:name="gr53" style:family="graphic" style:parent-style-name="standard">
      <style:graphic-properties svg:stroke-linecap="round" draw:fill-color="#009900" draw:textarea-horizontal-align="justify" draw:textarea-vertical-align="top" draw:auto-grow-height="false" fo:min-height="0.294cm" fo:min-width="15.157cm"/>
    </style:style>
    <style:style style:name="gr54" style:family="graphic" style:parent-style-name="objectwithoutfill">
      <style:graphic-properties draw:marker-start="Arrow" draw:marker-start-width="0.3cm" draw:marker-end="Arrow" draw:marker-end-width="0.3cm" svg:stroke-linecap="round" draw:fill="none" draw:textarea-vertical-align="middle"/>
    </style:style>
    <style:style style:name="gr55" style:family="graphic" style:parent-style-name="standard">
      <style:graphic-properties svg:stroke-linecap="round" draw:fill-color="#0000cc" draw:textarea-horizontal-align="justify" draw:textarea-vertical-align="top" draw:auto-grow-height="false" fo:min-height="0.277cm" fo:min-width="15.275cm"/>
    </style:style>
    <style:style style:name="gr56" style:family="graphic" style:parent-style-name="standard">
      <style:graphic-properties svg:stroke-linecap="round" draw:fill-color="#00cccc" draw:textarea-horizontal-align="justify" draw:textarea-vertical-align="top" draw:auto-grow-height="false" fo:min-height="1.014cm" fo:min-width="3.945cm" fo:wrap-option="wrap"/>
    </style:style>
    <style:style style:name="gr57" style:family="graphic" style:parent-style-name="standard">
      <style:graphic-properties svg:stroke-linecap="round" draw:fill-color="#00cccc" draw:textarea-horizontal-align="justify" draw:textarea-vertical-align="middle" draw:auto-grow-height="false" fo:min-height="0.887cm" fo:min-width="3.437cm" fo:wrap-option="wrap"/>
    </style:style>
    <style:style style:name="gr58" style:family="graphic" style:parent-style-name="standard">
      <style:graphic-properties svg:stroke-linecap="round" draw:fill-color="#00cccc" draw:textarea-horizontal-align="justify" draw:textarea-vertical-align="middle" draw:auto-grow-height="false" fo:min-height="0.887cm" fo:min-width="2.802cm" fo:wrap-option="wrap"/>
    </style:style>
    <style:style style:name="P1" style:family="paragraph">
      <style:paragraph-properties fo:text-align="center"/>
      <style:text-properties fo:color="#ffffff" fo:font-size="44pt" style:font-size-asian="44pt" style:font-size-complex="44pt"/>
    </style:style>
    <style:style style:name="P2" style:family="paragraph">
      <loext:graphic-properties draw:fill-color="#336633"/>
      <style:paragraph-properties fo:text-align="center"/>
      <style:text-properties fo:color="#ffffff" fo:font-size="44pt" style:font-size-asian="44pt" style:font-size-complex="44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00331a"/>
      <style:paragraph-properties fo:text-align="center"/>
      <style:text-properties fo:color="#ffffff"/>
    </style:style>
    <style:style style:name="P5" style:family="paragraph">
      <loext:graphic-properties draw:fill-color="#00cc33"/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33ff99"/>
      <style:paragraph-properties fo:text-align="center"/>
      <style:text-properties fo:color="#ffffff" fo:font-size="12pt" style:font-size-asian="12pt" style:font-size-complex="12pt"/>
    </style:style>
    <style:style style:name="P8" style:family="paragraph">
      <loext:graphic-properties draw:fill-color="#009999"/>
      <style:paragraph-properties fo:text-align="center"/>
      <style:text-properties fo:color="#ffffff"/>
    </style:style>
    <style:style style:name="P9" style:family="paragraph">
      <loext:graphic-properties draw:fill-color="#00cccc"/>
      <style:paragraph-properties fo:text-align="center"/>
      <style:text-properties fo:color="#ffffff"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-color="#3399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009900"/>
      <style:paragraph-properties fo:text-align="center"/>
      <style:text-properties fo:color="#ffffff"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33ff99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00cc00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-color="#009999"/>
      <style:paragraph-properties fo:text-align="center"/>
      <style:text-properties fo:color="#ffffff" fo:font-size="12pt" style:font-size-asian="12pt" style:font-size-complex="12pt"/>
    </style:style>
    <style:style style:name="P20" style:family="paragraph"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-color="#00cc33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009900"/>
      <style:paragraph-properties fo:text-align="center"/>
      <style:text-properties fo:color="#ffffff"/>
    </style:style>
    <style:style style:name="P23" style:family="paragraph">
      <loext:graphic-properties draw:fill-color="#66ff0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66ff66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-color="#00cccc"/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text-align="center"/>
      <style:text-properties fo:color="#ffffff" fo:font-size="14pt" style:font-size-asian="14pt" style:font-size-complex="14pt"/>
    </style:style>
    <style:style style:name="P27" style:family="paragraph">
      <loext:graphic-properties draw:fill-color="#00cc00"/>
      <style:paragraph-properties fo:text-align="center"/>
      <style:text-properties fo:color="#ffffff" fo:font-size="14pt" style:font-size-asian="14pt" style:font-size-complex="14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99ff99"/>
      <style:paragraph-properties fo:text-align="center"/>
      <style:text-properties fo:font-size="10pt" style:font-size-asian="10pt" style:font-size-complex="10pt"/>
    </style:style>
    <style:style style:name="P30" style:family="paragraph">
      <loext:graphic-properties draw:fill-color="#0066cc"/>
      <style:paragraph-properties fo:text-align="center"/>
      <style:text-properties fo:color="#ffffff"/>
    </style:style>
    <style:style style:name="P31" style:family="paragraph">
      <loext:graphic-properties draw:fill-color="#66ccff"/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-color="#0000cc"/>
      <style:paragraph-properties fo:text-align="center"/>
      <style:text-properties fo:color="#ffffff"/>
    </style:style>
    <style:style style:name="P33" style:family="paragraph">
      <style:paragraph-properties fo:text-align="center"/>
      <style:text-properties fo:color="#ffffff" fo:font-size="32pt" style:font-size-asian="32pt" style:font-size-complex="32pt"/>
    </style:style>
    <style:style style:name="P34" style:family="paragraph">
      <loext:graphic-properties draw:fill-color="#336633"/>
      <style:paragraph-properties fo:text-align="center"/>
      <style:text-properties fo:color="#ffffff" fo:font-size="32pt" style:font-size-asian="32pt" style:font-size-complex="32pt"/>
    </style:style>
    <style:style style:name="P35" style:family="paragraph">
      <loext:graphic-properties draw:fill-color="#003300"/>
      <style:paragraph-properties fo:text-align="center"/>
      <style:text-properties fo:color="#ffffff"/>
    </style:style>
    <style:style style:name="P36" style:family="paragraph">
      <loext:graphic-properties draw:fill-color="#00cc00"/>
      <style:paragraph-properties fo:text-align="center"/>
      <style:text-properties fo:color="#ffffff"/>
    </style:style>
    <style:style style:name="P37" style:family="paragraph">
      <loext:graphic-properties draw:fill-color="#009933"/>
      <style:paragraph-properties fo:text-align="center"/>
      <style:text-properties fo:color="#ffffff"/>
    </style:style>
    <style:style style:name="P38" style:family="paragraph">
      <loext:graphic-properties draw:fill-color="#3399ff"/>
      <style:paragraph-properties fo:text-align="center"/>
      <style:text-properties fo:color="#ffffff"/>
    </style:style>
    <style:style style:name="P39" style:family="paragraph">
      <loext:graphic-properties draw:fill-color="#cc0000"/>
      <style:paragraph-properties fo:text-align="center"/>
      <style:text-properties fo:color="#ffffff"/>
    </style:style>
    <style:style style:name="P40" style:family="paragraph">
      <loext:graphic-properties draw:fill-color="#990000"/>
      <style:paragraph-properties fo:text-align="center"/>
      <style:text-properties fo:color="#ffffff"/>
    </style:style>
    <style:style style:name="P41" style:family="paragraph">
      <style:paragraph-properties fo:text-align="center"/>
      <style:text-properties fo:color="#ffffff" fo:font-size="10pt" style:font-size-asian="10pt" style:font-size-complex="10pt"/>
    </style:style>
    <style:style style:name="P42" style:family="paragraph">
      <loext:graphic-properties draw:fill-color="#00cccc"/>
      <style:paragraph-properties fo:text-align="center"/>
      <style:text-properties fo:color="#ffffff" fo:font-size="10pt" style:font-size-asian="10pt" style:font-size-complex="10pt"/>
    </style:style>
    <style:style style:name="P43" style:family="paragraph">
      <loext:graphic-properties draw:fill-color="#007826"/>
      <style:paragraph-properties fo:text-align="center"/>
      <style:text-properties fo:color="#ffffff" fo:font-size="10pt" style:font-size-asian="10pt" style:font-size-complex="10pt"/>
    </style:style>
    <style:style style:name="P44" style:family="paragraph">
      <style:paragraph-properties fo:text-align="center"/>
      <style:text-properties fo:color="#ffffff" fo:font-size="9pt" style:font-size-asian="9pt" style:font-size-complex="9pt"/>
    </style:style>
    <style:style style:name="P45" style:family="paragraph">
      <loext:graphic-properties draw:fill-color="#00cccc"/>
      <style:paragraph-properties fo:text-align="center"/>
      <style:text-properties fo:color="#ffffff" fo:font-size="9pt" style:font-size-asian="9pt" style:font-size-complex="9pt"/>
    </style:style>
    <style:style style:name="P46" style:family="paragraph">
      <style:paragraph-properties fo:text-align="center"/>
      <style:text-properties fo:color="#ffffff" fo:font-size="6pt" style:font-size-asian="6pt" style:font-size-complex="6pt"/>
    </style:style>
    <style:style style:name="P47" style:family="paragraph">
      <loext:graphic-properties draw:fill-color="#00cc33"/>
      <style:paragraph-properties fo:text-align="center"/>
      <style:text-properties fo:color="#ffffff" fo:font-size="6pt" style:font-size-asian="6pt" style:font-size-complex="6pt"/>
    </style:style>
    <style:style style:name="P48" style:family="paragraph">
      <loext:graphic-properties draw:fill-color="#00cc33"/>
      <style:paragraph-properties fo:text-align="center"/>
      <style:text-properties fo:color="#ffffff" fo:font-size="10pt" style:font-size-asian="10pt" style:font-size-complex="10pt"/>
    </style:style>
    <style:style style:name="P49" style:family="paragraph">
      <loext:graphic-properties draw:fill-color="#009900"/>
      <style:paragraph-properties fo:text-align="center"/>
      <style:text-properties fo:color="#ffffff" fo:font-size="10pt" style:font-size-asian="10pt" style:font-size-complex="10pt"/>
    </style:style>
    <style:style style:name="P50" style:family="paragraph">
      <loext:graphic-properties draw:fill-color="#0000cc"/>
      <style:paragraph-properties fo:text-align="center"/>
      <style:text-properties fo:color="#ffffff" fo:font-size="10pt" style:font-size-asian="10pt" style:font-size-complex="10pt"/>
    </style:style>
    <style:style style:name="P51" style:family="paragraph">
      <loext:graphic-properties draw:fill-color="#00cccc"/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color="#ffffff" fo:font-size="10pt" style:font-size-asian="10pt" style:font-size-complex="10pt"/>
    </style:style>
    <style:style style:name="T11" style:family="text">
      <style:text-properties fo:color="#ffffff" fo:font-size="9pt" style:font-size-asian="9pt" style:font-size-complex="9pt"/>
    </style:style>
    <style:style style:name="T12" style:family="text">
      <style:text-properties fo:color="#ffff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622cm" svg:height="19.59cm" svg:x="3.34cm" svg:y="1cm">
          <text:p text:style-name="P1"><text:span text:style-name="T1"><text:s text:c="8"/></text:span><text:span text:style-name="T1">Grails Application Fl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10.668cm" svg:height="8.89cm" svg:x="15.986cm" svg:y="3.083cm">
          <text:p text:style-name="P3"><text:span text:style-name="T2">Mod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draw:layer="layout" svg:width="4.318cm" svg:height="13.44cm" svg:x="4.102cm" svg:y="1.254cm">
          <text:p text:style-name="P3"><text:span text:style-name="T2">View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3.302cm" svg:height="8.563cm" svg:x="4.556cm" svg:y="2.724cm">
          <text:p text:style-name="P6"><text:span text:style-name="T3">Tomc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6.731cm" svg:height="7.747cm" svg:x="8.901cm" svg:y="3.107cm">
          <text:p text:style-name="P3"><text:span text:style-name="T2">Control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xml:id="id5" draw:id="id5" draw:layer="layout" svg:width="2.413cm" svg:height="2.54cm" svg:x="9.028cm" svg:y="4.758cm">
          <text:p text:style-name="P6"><text:span text:style-name="T4">URL Mapp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xml:id="id7" draw:id="id7" draw:layer="layout" svg:width="2.794cm" svg:height="2.54cm" svg:x="11.387cm" svg:y="7.652cm">
          <text:p text:style-name="P6"><text:span text:style-name="T3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xml:id="id6" draw:id="id6" draw:layer="layout" svg:width="2.921cm" svg:height="1.524cm" svg:x="12.584cm" svg:y="5.266cm">
          <text:p text:style-name="P6"><text:span text:style-name="T4">Intercep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9" draw:id="id9" draw:layer="layout" svg:width="1.778cm" svg:height="1.651cm" svg:x="11.868cm" svg:y="8.414cm">
          <text:p text:style-name="P10"><text:span text:style-name="T4">Actio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9" xml:id="id2" draw:id="id2" draw:layer="layout" svg:width="2.413cm" svg:height="2.54cm" svg:x="4.991cm" svg:y="8.009cm">
          <text:p text:style-name="P6"><text:span text:style-name="T4">JSON</text:span></text:p>
          <text:p text:style-name="P6"><text:span text:style-name="T4">Views</text:span></text:p>
          <text:p text:style-name="P6"><text:span text:style-name="T4">.g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1" draw:id="id1" draw:layer="layout" svg:width="2.413cm" svg:height="4.064cm" svg:x="4.991cm" svg:y="3.626cm">
          <text:p text:style-name="P6"><text:span text:style-name="T3">Asset 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0" draw:id="id10" draw:layer="layout" svg:width="5.207cm" svg:height="1.182cm" svg:x="18.98cm" svg:y="4.457cm">
          <text:p text:style-name="P6"><text:span text:style-name="T3">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xml:id="id12" draw:id="id12" draw:layer="layout" svg:width="8.763cm" svg:height="4.572cm" svg:x="17.204cm" svg:y="6.819cm">
          <text:p text:style-name="P6"><text:span text:style-name="T3">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4" draw:layer="layout" svg:width="8.255cm" svg:height="3.303cm" svg:x="17.458cm" svg:y="7.58cm">
          <text:p text:style-name="P13"><text:span text:style-name="T4">G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6" draw:layer="layout" svg:width="2.032cm" svg:height="1.905cm" svg:x="17.947cm" svg:y="8.543cm">
          <text:p text:style-name="P15"><text:span text:style-name="T5">Hibernate / </text:span></text:p>
          <text:p text:style-name="P15"><text:span text:style-name="T5">JDB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6" draw:layer="layout" svg:width="2.159cm" svg:height="1.905cm" svg:x="23.03cm" svg:y="8.516cm">
          <text:p text:style-name="P15"><text:span text:style-name="T5">R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6" draw:layer="layout" svg:width="2.159cm" svg:height="1.905cm" svg:x="20.429cm" svg:y="8.543cm">
          <text:p text:style-name="P15"><text:span text:style-name="T5">No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draw:layer="layout" svg:width="2.086cm" svg:height="1.905cm" svg:x="1.073cm" svg:y="10.255cm">
          <text:p text:style-name="P17"><text:span text:style-name="T6">Client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19" xml:id="id4" draw:id="id4" draw:layer="layout" svg:width="2.413cm" svg:height="2.648cm" svg:x="4.991cm" svg:y="11.957cm">
          <text:p text:style-name="P6"><text:span text:style-name="T3">Node.J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1" draw:layer="layout" svg:width="2.159cm" svg:height="1.143cm" svg:x="5.145cm" svg:y="4.769cm">
          <text:p text:style-name="P20"><text:span text:style-name="T7">CSS/JS/ Static Resour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1" xml:id="id8" draw:id="id8" draw:layer="layout" svg:width="2.159cm" svg:height="1.535cm" svg:x="5.136cm" svg:y="6.028cm">
          <text:p text:style-name="P20"><text:span text:style-name="T7">Groovy Server Pages</text:span></text:p>
          <text:p text:style-name="P20"><text:span text:style-name="T7">.gs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1" xml:id="id11" draw:id="id11" draw:layer="layout" svg:width="2.159cm" svg:height="1.535cm" svg:x="5.136cm" svg:y="12.628cm">
          <text:p text:style-name="P20"><text:span text:style-name="T7">Angular 1, 2, or another Framewor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2" draw:layer="layout" svg:width="22.098cm" svg:height="3.429cm" svg:x="3.975cm" svg:y="16.494cm">
          <text:p text:style-name="P3"><text:span text:style-name="T2">Configur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23" draw:layer="layout" svg:width="4.318cm" svg:height="0.762cm" svg:x="4.846cm" svg:y="17.749cm">
          <text:p text:style-name="P15"><text:span text:style-name="T5">build.grad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4" draw:layer="layout" svg:width="4.318cm" svg:height="0.635cm" svg:x="4.846cm" svg:y="18.719cm">
          <text:p text:style-name="P15"><text:span text:style-name="T5">resource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4" draw:layer="layout" svg:width="4.318cm" svg:height="0.762cm" svg:x="9.946cm" svg:y="17.749cm">
          <text:p text:style-name="P15"><text:span text:style-name="T5">application.yml/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4" draw:layer="layout" svg:width="4.318cm" svg:height="0.635cm" svg:x="9.946cm" svg:y="18.719cm">
          <text:p text:style-name="P15"><text:span text:style-name="T5">runtime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4" draw:layer="layout" svg:width="4.318cm" svg:height="0.762cm" svg:x="19.946cm" svg:y="17.749cm">
          <text:p text:style-name="P15"><text:span text:style-name="T5">logback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5" draw:layer="layout" svg:width="4.318cm" svg:height="1.016cm" svg:x="19.946cm" svg:y="18.672cm">
          <text:p text:style-name="P15"><text:span text:style-name="T5">I18n messages.propert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8" draw:layer="layout" svg:width="2.086cm" svg:height="1.905cm" svg:x="1.074cm" svg:y="10.455cm">
          <text:p text:style-name="P17"><text:span text:style-name="T6">Client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6" draw:text-style-name="P18" xml:id="id3" draw:id="id3" draw:layer="layout" svg:width="2.086cm" svg:height="1.905cm" svg:x="1.074cm" svg:y="10.755cm">
          <text:p text:style-name="P17"><text:span text:style-name="T6">Client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6" draw:text-style-name="P27" draw:layer="layout" svg:width="2.086cm" svg:height="1.905cm" svg:x="1.074cm" svg:y="11.055cm">
          <text:p text:style-name="P26"><text:span text:style-name="T8">Client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5" draw:text-style-name="P28" draw:layer="layout" draw:type="line" svg:x1="3.16cm" svg:y1="11.307cm" svg:x2="4.991cm" svg:y2="5.658cm" draw:end-shape="id1" draw:end-glue-point="5" svg:d="M3160 11307l1831-5649" svg:viewBox="0 0 1832 5650">
          <text:p/>
        </draw:connector>
        <draw:connector draw:style-name="gr25" draw:text-style-name="P28" draw:layer="layout" draw:type="line" svg:x1="3.16cm" svg:y1="11.308cm" svg:x2="4.991cm" svg:y2="9.279cm" draw:end-shape="id2" draw:end-glue-point="5" svg:d="M3160 11308l1831-2029" svg:viewBox="0 0 1832 2030">
          <text:p/>
        </draw:connector>
        <draw:connector draw:style-name="gr25" draw:text-style-name="P28" draw:layer="layout" draw:type="line" svg:x1="3.16cm" svg:y1="11.707cm" svg:x2="4.991cm" svg:y2="13.281cm" draw:start-shape="id3" draw:end-shape="id4" draw:end-glue-point="5" svg:d="M3160 11707l1831 1574" svg:viewBox="0 0 1832 1575">
          <text:p/>
        </draw:connector>
        <draw:connector draw:style-name="gr25" draw:text-style-name="P28" draw:layer="layout" draw:type="line" svg:x1="11.441cm" svg:y1="6.028cm" svg:x2="12.584cm" svg:y2="6.028cm" draw:start-shape="id5" draw:start-glue-point="7" draw:end-shape="id6" svg:d="M11441 6028h1143" svg:viewBox="0 0 1144 1">
          <text:p/>
        </draw:connector>
        <draw:connector draw:style-name="gr25" draw:text-style-name="P28" draw:layer="layout" draw:type="line" svg:x1="14.045cm" svg:y1="6.79cm" svg:x2="12.784cm" svg:y2="7.652cm" draw:start-shape="id6" draw:start-glue-point="6" draw:end-shape="id7" svg:d="M14045 6790l-1261 862" svg:viewBox="0 0 1262 863">
          <text:p/>
        </draw:connector>
        <draw:connector draw:style-name="gr25" draw:text-style-name="P28" draw:layer="layout" draw:type="line" svg:x1="7.295cm" svg:y1="6.796cm" svg:x2="9.028cm" svg:y2="6.028cm" draw:start-shape="id8" draw:start-glue-point="7" draw:end-shape="id5" draw:end-glue-point="5" svg:d="M7295 6796l1733-768" svg:viewBox="0 0 1734 769">
          <text:p/>
        </draw:connector>
        <draw:connector draw:style-name="gr25" draw:text-style-name="P28" draw:layer="layout" draw:type="line" svg:x1="7.404cm" svg:y1="9.279cm" svg:x2="9.028cm" svg:y2="6.028cm" draw:start-shape="id2" draw:start-glue-point="7" draw:end-shape="id5" draw:end-glue-point="5" svg:d="M7404 9279l1624-3251" svg:viewBox="0 0 1625 3252">
          <text:p/>
        </draw:connector>
        <draw:connector draw:style-name="gr25" draw:text-style-name="P28" draw:layer="layout" draw:type="line" svg:x1="6.198cm" svg:y1="10.549cm" svg:x2="6.198cm" svg:y2="11.957cm" draw:start-shape="id2" draw:start-glue-point="6" draw:end-shape="id4" draw:end-glue-point="4" svg:d="M6198 10549v1408" svg:viewBox="0 0 1 1409">
          <text:p/>
        </draw:connector>
        <draw:connector draw:style-name="gr25" draw:text-style-name="P28" draw:layer="layout" draw:type="line" svg:x1="13.646cm" svg:y1="9.24cm" svg:x2="18.98cm" svg:y2="5.048cm" draw:start-shape="id9" draw:start-glue-point="7" draw:end-shape="id10" draw:end-glue-point="5" svg:d="M13646 9240l5334-4192" svg:viewBox="0 0 5335 4193">
          <text:p/>
        </draw:connector>
        <draw:connector draw:style-name="gr25" draw:text-style-name="P28" draw:layer="layout" draw:type="line" svg:x1="7.295cm" svg:y1="13.396cm" svg:x2="9.028cm" svg:y2="6.028cm" draw:start-shape="id11" draw:start-glue-point="7" draw:end-shape="id5" draw:end-glue-point="5" svg:d="M7295 13396l1733-7368" svg:viewBox="0 0 1734 7369">
          <text:p/>
        </draw:connector>
        <draw:connector draw:style-name="gr25" draw:text-style-name="P28" draw:layer="layout" draw:type="line" svg:x1="21.584cm" svg:y1="5.639cm" svg:x2="21.585cm" svg:y2="6.819cm" draw:start-shape="id10" draw:start-glue-point="6" draw:end-shape="id12" svg:d="M21584 5639l1 1180" svg:viewBox="0 0 2 1181">
          <text:p/>
        </draw:connector>
        <draw:custom-shape draw:style-name="gr26" draw:text-style-name="P29" draw:layer="layout" svg:width="4.318cm" svg:height="0.762cm" svg:x="14.947cm" svg:y="17.75cm">
          <text:p text:style-name="P15"><text:span text:style-name="T5">BootStrap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9" draw:layer="layout" svg:width="4.318cm" svg:height="0.635cm" svg:x="14.947cm" svg:y="18.72cm">
          <text:p text:style-name="P15"><text:span text:style-name="T5">Application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0" draw:layer="layout" svg:width="10.541cm" svg:height="2.159cm" svg:x="9.001cm" svg:y="12.146cm">
          <text:p text:style-name="P10"><text:span text:style-name="T2">src/main/groov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1" draw:layer="layout" svg:width="4.318cm" svg:height="0.762cm" svg:x="14.934cm" svg:y="13.243cm">
          <text:p text:style-name="P15"><text:span text:style-name="T5">Uti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1" xml:id="id13" draw:id="id13" draw:layer="layout" svg:width="4.318cm" svg:height="0.762cm" svg:x="9.36cm" svg:y="13.27cm">
          <text:p text:style-name="P15"><text:span text:style-name="T5">Command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28" draw:layer="layout" draw:type="line" svg:x1="12.757cm" svg:y1="10.065cm" svg:x2="11.519cm" svg:y2="13.27cm" draw:start-shape="id9" draw:start-glue-point="6" draw:end-shape="id13" draw:end-glue-point="4" svg:d="M12757 10065l-1238 3205" svg:viewBox="0 0 1239 3206">
          <text:p/>
        </draw:connector>
        <draw:custom-shape draw:style-name="gr32" draw:text-style-name="P32" draw:layer="layout" svg:width="21.59cm" svg:height="1.27cm" svg:x="4.175cm" svg:y="14.97cm">
          <text:p text:style-name="P10"><text:span text:style-name="T2">Plugins (like mini Grails app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2" draw:style-name="dp1" draw:master-page-name="Default">
        <draw:custom-shape draw:style-name="gr33" draw:text-style-name="P34" draw:layer="layout" svg:width="24.162cm" svg:height="18.701cm" svg:x="2.778cm" svg:y="1.889cm">
          <text:p text:style-name="P33"><text:span text:style-name="T9">Grails Archite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35" draw:layer="layout" svg:width="19.898cm" svg:height="8.001cm" svg:x="3.454cm" svg:y="3.54cm">
          <text:p text:style-name="P10"><text:span text:style-name="T2">Grails Applic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4" draw:layer="layout" svg:width="2.667cm" svg:height="12.192cm" svg:x="23.606cm" svg:y="3.667cm">
          <text:p text:style-name="P3"><text:span text:style-name="T2">Grad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36" draw:layer="layout" svg:width="19.939cm" svg:height="4.326cm" svg:x="3.54cm" svg:y="11.644cm">
          <text:p text:style-name="P3"><text:span text:style-name="T2">Spr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7" draw:text-style-name="P37" draw:layer="layout" svg:width="18.923cm" svg:height="2.629cm" svg:x="4.002cm" svg:y="12.941cm">
          <text:p text:style-name="P3"><text:span text:style-name="T2">SpringBoo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38" draw:layer="layout" svg:width="22.479cm" svg:height="1.397cm" svg:x="3.667cm" svg:y="16.097cm">
          <text:p text:style-name="P3"><text:span text:style-name="T2">Groov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39" draw:layer="layout" svg:width="22.479cm" svg:height="1.316cm" svg:x="3.667cm" svg:y="17.621cm">
          <text:p text:style-name="P3"><text:span text:style-name="T2">Jav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40" draw:layer="layout" svg:width="22.479cm" svg:height="1.143cm" svg:x="3.667cm" svg:y="19.018cm">
          <text:p text:style-name="P3"><text:span text:style-name="T2">JV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1" draw:text-style-name="P42" xml:id="id14" draw:id="id14" draw:layer="layout" svg:width="2.117cm" svg:height="1.137cm" svg:x="8.281cm" svg:y="6.246cm">
          <text:p text:style-name="P41"><text:span text:style-name="T5">URL Mapp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9" xml:id="id16" draw:id="id16" draw:layer="layout" svg:width="2.579cm" svg:height="0.889cm" svg:x="15.231cm" svg:y="6.334cm">
          <text:p text:style-name="P6"><text:span text:style-name="T3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9" xml:id="id15" draw:id="id15" draw:layer="layout" svg:width="2.79cm" svg:height="0.889cm" svg:x="11.418cm" svg:y="6.337cm">
          <text:p text:style-name="P6"><text:span text:style-name="T4">Intercep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3" draw:layer="layout" svg:width="2.935cm" svg:height="4.005cm" svg:x="4.161cm" svg:y="4.106cm">
          <text:p text:style-name="P41"><text:span text:style-name="T10">Tomc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42" xml:id="id18" draw:id="id18" draw:layer="layout" svg:width="2.613cm" svg:height="1.136cm" draw:transform="skewX (0.0185004900711399) rotate (0.0188495559215388) translate (4.302cm 6.689cm)">
          <text:p text:style-name="P41"><text:span text:style-name="T5">JSON</text:span></text:p>
          <text:p text:style-name="P41"><text:span text:style-name="T5">Views</text:span></text:p>
          <text:p text:style-name="P41"><text:span text:style-name="T5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6" draw:text-style-name="P45" draw:layer="layout" svg:width="2.54cm" svg:height="1.86cm" svg:x="4.302cm" svg:y="4.683cm">
          <text:p text:style-name="P44"><text:span text:style-name="T11">Asset 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2" xml:id="id20" draw:id="id20" draw:layer="layout" svg:width="2.186cm" svg:height="0.86cm" svg:x="18.88cm" svg:y="6.334cm">
          <text:p text:style-name="P6"><text:span text:style-name="T3">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9" xml:id="id21" draw:id="id21" draw:layer="layout" svg:width="6.522cm" svg:height="1.325cm" svg:x="14.921cm" svg:y="8.119cm">
          <text:p text:style-name="P6"><text:span text:style-name="T3">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4" draw:layer="layout" svg:width="6.144cm" svg:height="0.694cm" svg:x="15.11cm" svg:y="8.684cm">
          <text:p text:style-name="P13"><text:span text:style-name="T4">G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9" xml:id="id19" draw:id="id19" draw:layer="layout" svg:width="1.796cm" svg:height="1.186cm" svg:x="4.576cm" svg:y="8.623cm">
          <text:p text:style-name="P6"><text:span text:style-name="T3">Node.J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47" draw:layer="layout" svg:width="2.159cm" svg:height="0.477cm" svg:x="4.473cm" svg:y="5.235cm">
          <text:p text:style-name="P46"><text:span text:style-name="T12">Static Resour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48" xml:id="id17" draw:id="id17" draw:layer="layout" svg:width="1.607cm" svg:height="0.66cm" svg:x="4.807cm" svg:y="5.817cm">
          <text:p text:style-name="P41"><text:span text:style-name="T10">GS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49" draw:layer="layout" svg:width="16.909cm" svg:height="0.586cm" svg:x="4.292cm" svg:y="10.694cm">
          <text:p text:style-name="P41"><text:span text:style-name="T10">Configur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4" draw:text-style-name="P28" draw:layer="layout" draw:type="line" svg:x1="10.398cm" svg:y1="6.815cm" svg:x2="11.418cm" svg:y2="6.781cm" draw:start-shape="id14" draw:start-glue-point="7" draw:end-shape="id15" svg:d="M10398 6815l1020-34" svg:viewBox="0 0 1021 35">
          <text:p/>
        </draw:connector>
        <draw:connector draw:style-name="gr54" draw:text-style-name="P28" draw:layer="layout" draw:type="line" svg:x1="14.208cm" svg:y1="6.781cm" svg:x2="15.231cm" svg:y2="6.778cm" draw:start-shape="id15" draw:start-glue-point="7" draw:end-shape="id16" draw:end-glue-point="5" svg:d="M14208 6781l1023-3" svg:viewBox="0 0 1024 4">
          <text:p/>
        </draw:connector>
        <draw:connector draw:style-name="gr54" draw:text-style-name="P28" draw:layer="layout" draw:type="line" svg:x1="6.414cm" svg:y1="6.147cm" svg:x2="8.281cm" svg:y2="6.815cm" draw:start-shape="id17" draw:start-glue-point="7" draw:end-shape="id14" draw:end-glue-point="5" svg:d="M6414 6147l1867 668" svg:viewBox="0 0 1868 669">
          <text:p/>
        </draw:connector>
        <draw:connector draw:style-name="gr54" draw:text-style-name="P28" draw:layer="layout" draw:type="line" svg:x1="6.915cm" svg:y1="7.206cm" svg:x2="8.281cm" svg:y2="6.815cm" draw:start-shape="id18" draw:start-glue-point="7" draw:end-shape="id14" draw:end-glue-point="5" svg:d="M6915 7206l1366-391" svg:viewBox="0 0 1367 392">
          <text:p/>
        </draw:connector>
        <draw:connector draw:style-name="gr54" draw:text-style-name="P28" draw:layer="layout" draw:type="line" svg:x1="5.61cm" svg:y1="7.8cm" svg:x2="5.474cm" svg:y2="8.623cm" draw:start-shape="id18" draw:start-glue-point="6" draw:end-shape="id19" draw:end-glue-point="4" svg:d="M5610 7800l-136 823" svg:viewBox="0 0 137 824">
          <text:p/>
        </draw:connector>
        <draw:connector draw:style-name="gr54" draw:text-style-name="P28" draw:layer="layout" draw:type="line" svg:x1="17.81cm" svg:y1="6.778cm" svg:x2="18.88cm" svg:y2="6.764cm" draw:start-shape="id16" draw:start-glue-point="7" draw:end-shape="id20" draw:end-glue-point="5" svg:d="M17810 6778l1070-14" svg:viewBox="0 0 1071 15">
          <text:p/>
        </draw:connector>
        <draw:connector draw:style-name="gr54" draw:text-style-name="P28" draw:layer="layout" draw:type="line" svg:x1="6.291cm" svg:y1="9.067cm" svg:x2="8.281cm" svg:y2="6.815cm" draw:end-shape="id14" draw:end-glue-point="5" svg:d="M6291 9067l1990-2252" svg:viewBox="0 0 1991 2253">
          <text:p/>
        </draw:connector>
        <draw:connector draw:style-name="gr54" draw:text-style-name="P28" draw:layer="layout" draw:type="line" svg:x1="19.973cm" svg:y1="7.194cm" svg:x2="18.182cm" svg:y2="8.119cm" draw:start-shape="id20" draw:start-glue-point="6" draw:end-shape="id21" draw:end-glue-point="4" svg:d="M19973 7194l-1791 925" svg:viewBox="0 0 1792 926">
          <text:p/>
        </draw:connector>
        <draw:custom-shape draw:style-name="gr55" draw:text-style-name="P50" draw:layer="layout" svg:width="17.036cm" svg:height="0.569cm" svg:x="4.292cm" svg:y="9.983cm">
          <text:p text:style-name="P15"><text:span text:style-name="T10">Plugins (like mini Grails app, also integrate libraries like Spring Security, Quartz, etc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51" draw:layer="layout" svg:width="4.445cm" svg:height="1.264cm" svg:x="11.241cm" svg:y="13.981cm">
          <text:p text:style-name="P26"><text:span text:style-name="T8">Embedded</text:span></text:p>
          <text:p text:style-name="P26"><text:span text:style-name="T8">Tomc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51" draw:layer="layout" svg:width="3.937cm" svg:height="1.137cm" svg:x="17.772cm" svg:y="13.987cm">
          <text:p text:style-name="P26"><text:span text:style-name="T8">Rea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51" draw:layer="layout" svg:width="3.302cm" svg:height="1.137cm" svg:x="5.399cm" svg:y="14.008cm">
          <text:p text:style-name="P26"><text:span text:style-name="T8">Star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10:30:30.744943466</meta:creation-date>
    <dc:date>2017-01-28T15:23:49.506580675</dc:date>
    <meta:editing-duration>PT24M32S</meta:editing-duration>
    <meta:editing-cycles>7</meta:editing-cycles>
    <meta:generator>LibreOffice/5.0.6.2$Linux_X86_64 LibreOffice_project/00m0$Build-2</meta:generator>
    <meta:document-statistic meta:object-count="83"/>
  </office:meta>
</office:document-meta>
</file>